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2C0000012C62BEFC41158633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officeooo:rsid="003aed77" officeooo:paragraph-rsid="0041c39a"/>
    </style:style>
    <style:style style:name="P3" style:family="paragraph" style:parent-style-name="Text_20_body">
      <style:text-properties officeooo:rsid="00409ebb" officeooo:paragraph-rsid="00409ebb"/>
    </style:style>
    <style:style style:name="P4" style:family="paragraph" style:parent-style-name="Text_20_body">
      <style:text-properties officeooo:rsid="004117fd" officeooo:paragraph-rsid="004117fd"/>
    </style:style>
    <style:style style:name="P5" style:family="paragraph" style:parent-style-name="Text_20_body">
      <style:text-properties officeooo:rsid="0041c39a" officeooo:paragraph-rsid="0041c39a"/>
    </style:style>
    <style:style style:name="P6" style:family="paragraph" style:parent-style-name="Text_20_body">
      <style:text-properties officeooo:rsid="0043ea30" officeooo:paragraph-rsid="0043ea30"/>
    </style:style>
    <style:style style:name="P7" style:family="paragraph" style:parent-style-name="terminal">
      <style:text-properties officeooo:paragraph-rsid="004117fd"/>
    </style:style>
    <style:style style:name="P8" style:family="paragraph" style:parent-style-name="Text_20_body">
      <style:text-properties style:font-name="sans-serif" fo:font-size="12pt" officeooo:rsid="003aed77" officeooo:paragraph-rsid="003aed77" style:font-size-asian="10.5pt" style:font-size-complex="12pt"/>
    </style:style>
    <style:style style:name="P9" style:family="paragraph" style:parent-style-name="Text_20_body">
      <style:text-properties style:font-name="sans-serif" fo:font-size="12pt" officeooo:rsid="004a94c4" officeooo:paragraph-rsid="004a94c4" style:font-size-asian="10.5pt" style:font-size-complex="12pt"/>
    </style:style>
    <style:style style:name="P10" style:family="paragraph" style:parent-style-name="Heading_20_1">
      <style:text-properties officeooo:paragraph-rsid="003aed77"/>
    </style:style>
    <style:style style:name="P11" style:family="paragraph" style:parent-style-name="Heading_20_1">
      <style:text-properties officeooo:paragraph-rsid="004a94c4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T3" style:family="text">
      <style:text-properties fo:color="#ed1c24" style:text-underline-style="solid" style:text-underline-width="auto" style:text-underline-color="font-color" fo:font-weight="bold" officeooo:rsid="003aed77" style:font-weight-asian="bold" style:font-weight-complex="bold"/>
    </style:style>
    <style:style style:name="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c9243"/>
    </style:style>
    <style:style style:name="T7" style:family="text">
      <style:text-properties style:font-name="sans-serif" fo:font-size="17.25pt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3aed77"/>
    </style:style>
    <style:style style:name="T10" style:family="text">
      <style:text-properties officeooo:rsid="00409ebb"/>
    </style:style>
    <style:style style:name="T11" style:family="text">
      <style:text-properties officeooo:rsid="004117fd"/>
    </style:style>
    <style:style style:name="T12" style:family="text">
      <style:text-properties officeooo:rsid="0041c39a"/>
    </style:style>
    <style:style style:name="T13" style:family="text">
      <style:text-properties officeooo:rsid="0043ea30"/>
    </style:style>
    <style:style style:name="T14" style:family="text">
      <style:text-properties officeooo:rsid="00495498"/>
    </style:style>
    <style:style style:name="T15" style:family="text">
      <style:text-properties officeooo:rsid="004a9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0" text:outline-level="1"><text:span text:style-name="T9">1) </text:span><text:span text:style-name="T7">Analyse de la fréquence de connexion en ssh</text:span></text:h>
      <text:p text:style-name="P8">1) Le fichier auth.log contient 102164 lignes</text:p>
      <text:p text:style-name="terminal">samuel.laforge01@206-4:~/Desktop$ cat ./auth.log | wc -l</text:p>
      <text:p text:style-name="terminal">102164</text:p>
      <text:p text:style-name="P2">2) <text:span text:style-name="T12">Pour cette question je vais étudier chaque commandes une par une :</text:span></text:p>
      <text:p text:style-name="P2"><text:s/><text:span text:style-name="T10">Cette ligne permet de lire toutes les lignes du fichier auth.log</text:span></text:p>
      <text:p text:style-name="terminal">cat auth.log</text:p>
      <text:p text:style-name="P3">Cette ligne permet d’afficher seulement les 12 premiers caractères de chaque ligne</text:p>
      <text:p text:style-name="terminal">cat auth.log | awk ’{print substr($0,0,12)}’</text:p>
      <text:p text:style-name="P3">Cette ligne permet de <text:span text:style-name="T11">regrouper</text:span> tous les doublons des 12 premiers caractères <text:span text:style-name="T11">et il affiche le nombre de doublons pour une ligne</text:span></text:p>
      <text:p text:style-name="terminal">cat auth.log | awk ’{print substr($0,0,12)}’ | uniq -c</text:p>
      <text:p text:style-name="P3">Cette ligne permet de trier toutes les valeurs numériques dans l’ordre décroissant</text:p>
      <text:p text:style-name="terminal">cat auth.log | awk ’{print substr($0,0,12)}’ | uniq -c | sort -nr</text:p>
      <text:p text:style-name="P3">Cette ligne permet <text:span text:style-name="T11">de mettre le même nombre d’étoiles que le nombre de doublons pour une ligne</text:span></text:p>
      <text:p text:style-name="terminal">cat auth.log | awk ‘{print substr($0,0,12)}’ | uniq -c | sort -nr | awk ‘{printf("\n%s ",$0) ; for (i = 0; i&lt;$1 ; i++) {printf("*")};}’</text:p>
      <text:p text:style-name="P4">Cette ligne permet de commencer la lecture des lignes au début et d’entrer le nombre de ligne que l’on veut descendre vers le bas jusqu’à arriver à la fin de la lecture du fichier</text:p>
      <text:p text:style-name="P7">cat auth.log | awk ‘{print substr($0,0,12)}’ | uniq -c | sort -nr | awk ‘{printf("\n%s ",$0) ; for (i = 0; i&lt;$1 ; i++) {printf("*")};}’ <text:span text:style-name="T11">| less</text:span></text:p>
      <text:p text:style-name="P5">3) <text:span text:style-name="T13">Pour donner le top 5 des moments où il y a le plus d’enregistrements il faut faire la commande suivante :</text:span></text:p>
      <text:p text:style-name="terminal">samuel.laforge01@206-4:~/Desktop$ <text:span text:style-name="T8">cat auth.log | awk '{print substr($0,0,12)}' | uniq -c | sort -nr | head -n 5 | awk '{printf("\n%s ",$0) ; for (i = 99; i&lt;$1 ; i+=100) {printf("*")} {printf("\n")};}'</text:span></text:p>
      <text:p text:style-name="terminal"/>
      <text:p text:style-name="terminal"><text:s text:c="4"/>508 Apr 19 05:53 *****</text:p>
      <text:p text:style-name="terminal"/>
      <text:p text:style-name="terminal"><text:s text:c="4"/>491 Apr 19 05:40 ****</text:p>
      <text:p text:style-name="terminal"><text:soft-page-break/></text:p>
      <text:p text:style-name="terminal"><text:s text:c="4"/>484 Apr 19 05:45 ****</text:p>
      <text:p text:style-name="terminal"/>
      <text:p text:style-name="terminal"><text:s text:c="4"/>484 Apr 19 05:42 ****</text:p>
      <text:p text:style-name="terminal"/>
      <text:p text:style-name="terminal"><text:s text:c="4"/>482 Apr 19 05:46 ****</text:p>
      <text:p text:style-name="P6">4)</text:p>
      <text:p text:style-name="terminal">samuel.laforge01@206-4:~/Desktop$ <text:span text:style-name="T8">grep -i "Failed password for invalid user" ./auth.log | cut -d" " -f 11 | sort -nr | uniq -c | sort -nr | head -n 10</text:span></text:p>
      <text:p text:style-name="terminal"><text:s text:c="4"/>447 admin</text:p>
      <text:p text:style-name="terminal"><text:s text:c="4"/>282 test</text:p>
      <text:p text:style-name="terminal"><text:s text:c="4"/>155 administrat<text:span text:style-name="T14">ion</text:span></text:p>
      <text:p text:style-name="terminal"><text:s text:c="4"/>154 123456</text:p>
      <text:p text:style-name="terminal"><text:s text:c="4"/>137 12345</text:p>
      <text:p text:style-name="terminal"><text:s text:c="4"/>133 123</text:p>
      <text:p text:style-name="terminal"><text:s text:c="4"/>132 user</text:p>
      <text:p text:style-name="terminal"><text:s text:c="4"/>124 qwerty</text:p>
      <text:p text:style-name="terminal"><text:s text:c="4"/>124 oracle</text:p>
      <text:p text:style-name="terminal"><text:s text:c="4"/>117 1234</text:p>
      <text:h text:style-name="P11" text:outline-level="1"><text:span text:style-name="T15">2) </text:span><text:span text:style-name="T7">Création d’un plugin nagios en SHELL</text:span></text:h>
      <text:p text:style-name="P9"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" fo:font-family="Cour" style:font-style-name="Normal" fo:font-size="10pt" officeooo:rsid="0029050a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rminal" style:family="paragraph" style:parent-style-name="Text_20_body">
      <style:text-properties fo:font-style="normal" officeooo:rsid="0035c03b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MT3" style:family="text">
      <style:text-properties fo:color="#ed1c24" style:text-underline-style="solid" style:text-underline-width="auto" style:text-underline-color="font-color" fo:font-weight="bold" officeooo:rsid="003aed77" style:font-weight-asian="bold" style:font-weight-complex="bold"/>
    </style:style>
    <style:style style:name="M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6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3206</text:span><text:span text:style-name="MT1"> T</text:span><text:span text:style-name="MT3">P1</text:span><text:span text:style-name="MT4"><text:tab/></text:span><text:span text:style-name="MT5">RT1</text:span></text:p>
        <text:p text:style-name="MP1"><draw:frame draw:style-name="Mfr1" draw:name="Image1" text:anchor-type="paragraph" svg:x="15.808cm" svg:y="24.232cm" svg:width="1.702cm" svg:height="1.702cm" draw:z-index="1"><draw:image xlink:href="Pictures/100000000000012C0000012C62BEFC411586339F.jpg" xlink:type="simple" xlink:show="embed" xlink:actuate="onLoad" loext:mime-type="image/jpeg"/></draw:frame>Samuel</text:p>
      </style:header>
      <style:footer>
        <text:p text:style-name="Footer"><text:date style:data-style-name="N37" text:date-value="2019-09-06T17:36:29.364267862">06/09/19</text:date><text:tab/><text:span text:style-name="MT6">Page </text:span><text:span text:style-name="MT6"><text:page-number text:select-page="current">2</text:page-number></text:span><text:span text:style-name="MT6">/</text:span><text:span text:style-name="MT6"><text:page-count>2</text:page-count></text:span><text:span text:style-name="MT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9-06T15:44:54.797179953</dc:date>
    <meta:editing-duration>PT3H24M32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2" meta:paragraph-count="42" meta:word-count="371" meta:character-count="2131" meta:non-whitespace-character-count="1739"/>
  </office:meta>
</office:document-meta>
</file>